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size-asian="12pt"/>
    </style:style>
    <style:style style:name="P4" style:family="paragraph" style:parent-style-name="Text_20_body">
      <style:paragraph-properties fo:text-align="center" style:justify-single-word="false"/>
      <style:text-properties style:font-size-asian="12pt"/>
    </style:style>
    <style:style style:name="P5" style:family="paragraph" style:parent-style-name="Text_20_body">
      <style:text-properties fo:font-size="12pt"/>
    </style:style>
    <style:style style:name="P6" style:family="paragraph" style:parent-style-name="Text_20_body">
      <style:paragraph-properties fo:margin-top="0cm" fo:margin-bottom="0cm"/>
    </style:style>
    <style:style style:name="T1" style:family="text">
      <style:text-properties fo:font-weight="bold"/>
    </style:style>
    <style:style style:name="T2" style:family="text">
      <style:text-properties style:font-weight-asian="bold"/>
    </style:style>
    <style:style style:name="T3" style:family="text">
      <style:text-properties fo:font-size="12pt"/>
    </style:style>
    <style:style style:name="T4" style:family="text">
      <style:text-properties style:font-size-asian="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谷歌大脑”深度学习 3天学会分辨人和猫</text:h>
      <text:p text:style-name="Standard"><text:bookmark text:name="media_name"/>来源：生物360 <text:bookmark text:name="pub_date"/>2014年01月14日　15:38 </text:p>
      <text:section text:style-name="Sect1" text:name="daodu">
        <text:p text:style-name="Standard"><text:span text:style-name="T1">[</text:span><text:span text:style-name="T2">导读</text:span><text:span text:style-name="T1">]</text:span> 经过3天寻找重复出现的模式后，谷歌大脑凭自身判断，它可以识别一些特定的重复类别：人类面孔和人类身体，甚至是猫。歌大脑是深度学习复兴的一个里程碑。</text:p>
      </text:section>
      <text:section text:style-name="Sect1" text:name="zhengwen">
        <text:p text:style-name="P1"><text:span text:style-name="T4">原标题：</text:span><text:span text:style-name="T3">Nature</text:span><text:span text:style-name="T4">：深度学习向人工智能迈进</text:span></text:p>
        <text:p text:style-name="P2"><draw:frame draw:style-name="fr1" draw:name="graphics1" text:anchor-type="as-char" svg:width="10.583cm" svg:height="7.938cm" draw:z-index="0"><draw:image xlink:href="http://www.wokeji.com/read/book8/201401/W020140114567208911218.jpg" xlink:type="simple" xlink:show="embed" xlink:actuate="onLoad"/></draw:frame></text:p>
        <text:p text:style-name="P4">它是未来的一部分，我们才刚刚开始。</text:p>
        <text:p text:style-name="Text_20_body"><text:span text:style-name="T3">3 </text:span><text:span text:style-name="T4">年前，美国加利福尼亚州山景城神秘的谷歌</text:span><text:span text:style-name="T3">X</text:span><text:span text:style-name="T4">实验室的研究人员从 </text:span><text:span text:style-name="T3">YouTube </text:span><text:span text:style-name="T4">视频中提取了 </text:span><text:span text:style-name="T3">1000 </text:span><text:span text:style-name="T4">万个静态图像，并将其输入“谷歌大脑”——由 </text:span><text:span text:style-name="T3">1000 </text:span><text:span text:style-name="T4">台计算机构成的网络，从而试图像一个蹒跚学步的孩子一样吸收这个世界的信息。经过</text:span><text:span text:style-name="T3">3</text:span><text:span text:style-name="T4">天寻找重复出现的模式后，谷歌大脑凭自身判断，它可以识别一些特定的重 复类别：人类面孔和人类身体，甚至是猫。</text:span></text:p>
        <text:p text:style-name="Text_20_body"><text:span text:style-name="T4">谷歌大脑发现互联网上到处都是关于猫的视频，这还曾引起一连串的笑话。不过，谷歌大脑是深度学习复兴的一个里程碑。深度学习是一项有着</text:span><text:span text:style-name="T3">30</text:span><text:span text:style-name="T4">年历史的技术，其中大量数据和强大的处理能力帮助计算机破解那些人类几乎可以凭直觉就可解决的难题——从识别人脸到理解语言。</text:span></text:p>
        <text:p text:style-name="Text_20_body"><text:span text:style-name="T4">深度学习本身是对神经网络这个更老的想法的复兴。这些系统的灵感大多来自于大脑中紧密连接的神经元，通过改变模拟神经连接的强度来模拟人脑学习。谷 歌大脑拥有约 </text:span><text:span text:style-name="T3">100 </text:span><text:span text:style-name="T4">万个模拟神经元和 </text:span><text:span text:style-name="T3">10 </text:span><text:span text:style-name="T4">亿个模拟连接，比之前任何深度神经网络强度都要高 </text:span><text:span text:style-name="T3">10 </text:span><text:span text:style-name="T4">倍。该项目建立者 </text:span><text:span text:style-name="T3">Andrew Ng </text:span><text:span text:style-name="T4">目前是加州斯坦福大学人工智能实验室的负责人，他的开发已经使深度学习系统的强度又提高了 </text:span><text:span text:style-name="T3">10 </text:span><text:span text:style-name="T4">倍。</text:span></text:p>
        <text:p text:style-name="Text_20_body"><text:span text:style-name="T4">人工智能（</text:span><text:span text:style-name="T3">AI</text:span><text:span text:style-name="T4">）领域取得的这些激动人心的进步试图让电脑像人类一样思考。纽约大学数据科学中心主任、深度学习领域先驱 </text:span><text:span text:style-name="T3">Yann LeCun </text:span><text:span text:style-name="T4">说：“人工智能已经失败了无数次，其间只有</text:span><text:soft-page-break/><text:span text:style-name="T4">少许的进步。如今它实现了一次超越。”</text:span></text:p>
        <text:p text:style-name="Text_20_body">“<text:span text:style-name="T4">在未来几年，我们将看到一种疯狂的情况：很多人会跟随深度学习的潮流。”加州大学伯克利分校从事图像识别研究的 </text:span><text:span text:style-name="T3">Jitendra Malik </text:span><text:span text:style-name="T4">表示同意。但是从长远看，深度学习并不占上风，一些研究人员正在寻求其他有前景的技术。“我是不可知论者。” </text:span><text:span text:style-name="T3">Malik </text:span><text:span text:style-name="T4">说，“随着时间的推移，人们会决定不同领域的最佳技术。”</text:span></text:p>
        <text:p text:style-name="Text_20_body"><text:span text:style-name="Strong_20_Emphasis"><text:span text:style-name="T4">初出茅庐</text:span></text:span></text:p>
        <text:p text:style-name="Text_20_body"><text:span text:style-name="T3">Malik </text:span><text:span text:style-name="T4">称，初期的深度学习程序并不比其他更简单的系统有更好的表现。另外，它们还很难处理。“神经网络管理一直是一种精妙的艺术，其中有一些黑魔法。”该网络需 要从丰富的事例来源中进行学习，就像一个婴儿从世界收集信息一样。在 </text:span><text:span text:style-name="T3">20 </text:span><text:span text:style-name="T4">世纪八九十年代，并没有太多可用的数字信息，而且计算机消化这些存在的信息需要很长时间。当时的相关应用很少， </text:span><text:span text:style-name="T3">LeCun </text:span><text:span text:style-name="T4">开发的技术是为数不多的应用之一，现在还被银行用于读取手写支票。</text:span></text:p>
        <text:p text:style-name="P2"><text:soft-page-break/><draw:frame draw:style-name="fr1" draw:name="graphics2" text:anchor-type="as-char" svg:width="15.769cm" svg:height="30.798cm" draw:z-index="1"><draw:image xlink:href="http://www.wokeji.com/read/book8/201401/W020140114567208996923.jpg" xlink:type="simple" xlink:show="embed" xlink:actuate="onLoad"/></draw:frame></text:p>
        <text:p text:style-name="Text_20_body"><text:soft-page-break/><text:span text:style-name="T4">然而到了 </text:span><text:span text:style-name="T3">21 </text:span><text:span text:style-name="T4">世纪，像 </text:span><text:span text:style-name="T3">LeCun </text:span><text:span text:style-name="T4">和其前任主管、加拿大多伦多大学计算机科学家 </text:span><text:span text:style-name="T3">Geoffrey Hinton </text:span><text:span text:style-name="T4">这样的提倡者确信，计算能力的提高和数字数据的爆炸意味着是时候重新推动这一技术了。 </text:span><text:span text:style-name="T3">Hinton </text:span><text:span text:style-name="T4">现在的学生 </text:span><text:span text:style-name="T3">George Dahl </text:span><text:span text:style-name="T4">说：“我们想向世界展示，这些深度神经网络真的很有用，并能提供真正的帮助。”</text:span></text:p>
        <text:p text:style-name="Text_20_body"><text:span text:style-name="T4">在开始时， </text:span><text:span text:style-name="T3">Hinton</text:span><text:span text:style-name="T4">、</text:span><text:span text:style-name="T3">Dahl </text:span><text:span text:style-name="T4">和其他一些人解决了语音识别中对商业应用很重要的一些难题。</text:span><text:span text:style-name="T3">2009 </text:span><text:span text:style-name="T4">年，研究人员报告称，通过典型数据集的练习，他们的深度学习神经网络已经打破了将口语转化为文本的精度纪录。</text:span></text:p>
        <text:p text:style-name="Text_20_body"><text:span text:style-name="Strong_20_Emphasis"><text:span text:style-name="T4">巨大飞跃</text:span></text:span></text:p>
        <text:p text:style-name="Text_20_body"><text:span text:style-name="T4">当谷歌在其安卓系统的智能手机操作系统中采用基于深度学习的语音识别技术时，它的文字错误率下降了 </text:span><text:span text:style-name="T3">25%</text:span><text:span text:style-name="T4">。“人们本来期待在 </text:span><text:span text:style-name="T3">10 </text:span><text:span text:style-name="T4">年后才能达到这种下降程度。” </text:span><text:span text:style-name="T3">Hinton </text:span><text:span text:style-name="T4">表示，“这相当于实现了 </text:span><text:span text:style-name="T3">10 </text:span><text:span text:style-name="T4">项突破。”</text:span></text:p>
        <text:p text:style-name="Text_20_body"><text:span text:style-name="T4">同时，</text:span><text:span text:style-name="T3">Ng </text:span><text:span text:style-name="T4">说服谷歌，让自己使用其数据和计算机，谷歌大脑由此产生。该项目指认猫的能力是对无监督学习的有力证明，无监督学习是最困难的学习任务，因为其输入中不包 含任何像名字、标题或者类别等解释性信息。不过 </text:span><text:span text:style-name="T3">Ng </text:span><text:span text:style-name="T4">很快就遇到了麻烦，谷歌公司之外很少有研究人员拥有进行深度学习研究的设备。因此 </text:span><text:span text:style-name="T3">Ng </text:span><text:span text:style-name="T4">在回到斯坦福大学后，开始使用图像处理单元（</text:span><text:span text:style-name="T3">GPUs</text:span><text:span text:style-name="T4">）研发更大、更便宜的深度学习网络。</text:span><text:span text:style-name="T3">Ng </text:span><text:span text:style-name="T4">说：“使用价值约 </text:span><text:span text:style-name="T3">10 </text:span><text:span text:style-name="T4">万美元的硬件，我们可以用 </text:span><text:span text:style-name="T3">64 </text:span><text:span text:style-name="T4">个 </text:span><text:span text:style-name="T3">GPUs </text:span><text:span text:style-name="T4">建立一个有着 </text:span><text:span text:style-name="T3">110 </text:span><text:span text:style-name="T4">亿个连接的网络。”</text:span></text:p>
        <text:p text:style-name="Text_20_body"><text:span text:style-name="Strong_20_Emphasis"><text:span text:style-name="T4">胜利之后</text:span></text:span></text:p>
        <text:p text:style-name="Text_20_body"><text:span text:style-name="T4">不过，要想说服计算机视觉领域的科学家还需要更多努力：他们希望看到标准测试中的收获。 </text:span><text:span text:style-name="T3">Malik </text:span><text:span text:style-name="T4">认为，在国际知名的 </text:span><text:span text:style-name="T3">ImageNet </text:span><text:span text:style-name="T4">竞赛中取得胜利将会达到理想的结果。</text:span></text:p>
        <text:p text:style-name="Text_20_body"><text:span text:style-name="T4">在该竞赛中，各团队基于大约含有 </text:span><text:span text:style-name="T3">100 </text:span><text:span text:style-name="T4">万个图像、属于同类别的一个数据集开发计算机项目。</text:span><text:span text:style-name="T3">2012 </text:span><text:span text:style-name="T4">年， </text:span><text:span text:style-name="T3">Hinton </text:span><text:span text:style-name="T4">的实验室成为首个使用深度学习的竞争者，其错误率只有 </text:span><text:span text:style-name="T3">15%</text:span><text:span text:style-name="T4">。这一次的胜利使 </text:span><text:span text:style-name="T3">Hinton </text:span><text:span text:style-name="T4">在谷歌获得了兼职工作，而 </text:span><text:span text:style-name="T3">2013 </text:span><text:span text:style-name="T4">年 </text:span><text:span text:style-name="T3">5 </text:span><text:span text:style-name="T4">月，谷歌公司使用该程序更新了其图像搜索软件。</text:span></text:p>
        <text:p text:style-name="Text_20_body"><text:span text:style-name="T3">Malik </text:span><text:span text:style-name="T4">被说服了。他说：“在科学上，你必须接受经验证据，而这正是明显的证据。”之后，他使用该技术在另一个视觉识别比赛中打破了纪录。很多其他团队也跟随这一趋势，</text:span><text:span text:style-name="T3">2013 </text:span><text:span text:style-name="T4">年， </text:span><text:span text:style-name="T3">ImageNet </text:span><text:span text:style-name="T4">比赛的参与团队都使用了深度学习技术。</text:span></text:p>
        <text:p text:style-name="Text_20_body"><text:span text:style-name="T4">随着深度学习技术在图像和语音识别方面取得胜利，人们越来越有兴趣将其应用于自然语言理解（例如，充分理解人类话语来改述或者回答问题）或者翻译语 言。同样，这些工作目前可以通过使用手工编码规则和对已知文本的统计分析来实现，例如谷歌翻译。众包专家 </text:span><text:span text:style-name="T3">Luis von Ahn </text:span><text:span text:style-name="T4">说：“深度学习技术将有机会比现在使用的技术做得更好。”他的公司 </text:span><text:span text:style-name="T3">Duolingo </text:span><text:span text:style-name="T4">位于宾夕法尼亚州匹兹堡市，依赖于人，而不是计算机进行文本翻译。“每个人都认为，是时候尝试一些不同的东西了。”</text:span></text:p>
        <text:p text:style-name="Text_20_body"><text:soft-page-break/><text:span text:style-name="T4">与此同时，深度学习技术被证明可用于完成各种科学任务。</text:span><text:span text:style-name="T3">2012 </text:span><text:span text:style-name="T4">年，默克制药公司为那些可以帮助预测有用候选药物的最佳项目提供了奖金。 </text:span><text:span text:style-name="T3">Dahl </text:span><text:span text:style-name="T4">和同事使用深度学习系统赢得了 </text:span><text:span text:style-name="T3">2.2 </text:span><text:span text:style-name="T4">万美元。</text:span></text:p>
        <text:p text:style-name="Text_20_body"><text:span text:style-name="T4">尽管深度学习技术取得了不少成功，但它仍处于起步阶段。“它是未来的一部分。” </text:span><text:span text:style-name="T3">Dahl </text:span><text:span text:style-name="T4">称，“我们才刚刚开始。”</text:span></text:p>
        <text:p text:style-name="P3">原文检索：</text:p>
        <text:p text:style-name="P5">Nicola Jones. Computer science: The learni Ng machines. Nature, 09 January 2014; doi:10.1038/505146a</text:p>
      </text:section>
      <text:p text:style-name="Standard"/>
      <text:p text:style-name="Standard"/>
      <text:p text:style-name="Standard"/>
      <text:p text:style-name="Standard"/>
      <text:p text:style-name="Text_20_body"><text:a xlink:type="simple" xlink:href="http://www.ipc.me/tag/google" office:target-frame-name="_blank" xlink:show="new">Google</text:a>眼下开发了一套<text:a xlink:type="simple" xlink:href="http://www.ipc.me/google-machine-learning.html">虚拟“神经网络”系统</text:a>，这套<text:a xlink:type="simple" xlink:href="http://www.ipc.me/tag/系统" office:target-frame-name="_blank" xlink:show="new">系统</text:a>可以通过在You Tube上浏览图像，从而自学如何识别喵星人（NB闪闪）。开发这个系统的实验室原隶属于Google X，他们最广为人知的<text:a xlink:type="simple" xlink:href="http://www.ipc.me/tag/作品" office:target-frame-name="_blank" xlink:show="new">作品</text:a>包括 <text:a xlink:type="simple" xlink:href="http://www.ipc.me/video-of-project-glass.html" office:target-frame-name="_blank" xlink:show="new">Project Glass</text:a> （没错就是那款骚包的眼镜）以及<text:a xlink:type="simple" xlink:href="http://www.ipc.me/google-driverless-cars.html" office:target-frame-name="_blank" xlink:show="new">自动驾驶汽车</text:a>……</text:p>
      <text:p text:style-name="Text_20_body"><draw:frame draw:style-name="fr1" draw:name="graphics3" text:anchor-type="as-char" svg:width="11.906cm" svg:height="6.615cm" draw:z-index="2"><draw:image xlink:href="http://ipc.chotee.com/uploads/post/7865/4ff076ebeffbf.jpg" xlink:type="simple" xlink:show="embed" xlink:actuate="onLoad"/><svg:title>Google“神经网络”系统</svg:title></draw:frame></text:p>
      <text:p text:style-name="Text_20_body">根据《纽约时报》的报道，Google 神秘的 Google X 实验室与斯坦福大学计算机科学家 Andrew Y. Ng 以及 Google 一名员工 Jeff Dean 使用了 1000 台<text:a xlink:type="simple" xlink:href="http://www.ipc.me/tag/电脑" office:target-frame-name="_blank" xlink:show="new">电脑</text:a>，一共 16000 颗处理器，创造一个多达 10 亿个连接的神经网络，要在 1000 万张略缩图中，找到包含“可爱小猫”的<text:a xlink:type="simple" xlink:href="http://www.ipc.me/tag/图片" office:target-frame-name="_blank" xlink:show="new">图片</text:a>。这些略缩图大小为 200 x 200，全部来自 YouTube。</text:p>
      <text:p text:style-name="Text_20_body">这些科学家和程序员们利用“机器学习（machine learning）”的方式，希望电脑能够成功在不同<text:a xlink:type="simple" xlink:href="http://www.ipc.me/tag/图片" office:target-frame-name="_blank" xlink:show="new">图片</text:a>中发现小猫的存在。Andrew Y. Ng 描述了这个过程：这个想法是不再让一组研究人员努力去寻边界，而是让将一堆数据扔给电脑，让数据自己说话，然后软件从数据中自动学习。我们从不告诉电脑“这是一只猫”。基本上，它自己发明了猫这个概念。</text:p>
      <text:p text:style-name="Text_20_body"><text:soft-page-break/><draw:frame draw:style-name="fr1" draw:name="graphics4" text:anchor-type="as-char" svg:width="14.552cm" svg:height="9.075cm" draw:z-index="3"><draw:image xlink:href="http://ipc.chotee.com/uploads/post/7865/4ff076fa96955.jpg" xlink:type="simple" xlink:show="embed" xlink:actuate="onLoad"/><svg:title>Google 虚拟“神经网络”系统</svg:title></draw:frame></text:p>
      <text:p text:style-name="Text_20_body">根据这个项目成员所撰写的论文。这个由 1000 台电脑所组成的神经网络，在通过“机器学习”之后，不但可以认出猫，还能认出人的脸和身体，成功率还颇高，分别为 81.7%、76.7%、74.8%。</text:p>
      <text:p text:style-name="Text_20_body">认知是人类所具备的一种重要的能力，我们的大脑能够通过认知，也就是综合大量信息，来确定一个人的身份，一个物品的种类，这是人类智力的基础。若电 脑也能够拥有这样的能力，则证明电脑也有发展出智能的潜力。虽然 Andrew Y. Ng 和 Google X 的实验获得了成功，但 Andrew Y. Ng 仍然不满意，他说：“我们仍然没有拥有正确的算法。”</text:p>
      <text:h text:style-name="Heading_20_3" text:outline-level="3">以下是Google的这个系统工作原理的一些简单介绍：</text:h>
      <text:p text:style-name="Text_20_body">在开始分析数据之前，工作人员不会教授系统、或者向系统输入任何诸如“脸、肢体、猫的长相是什么样子”这类信息。一旦系统发现了重复出现的图像信 息，计算机就创建出“图像地图”，该地图稍后会帮助系统自动检测与前述图像信息类似的物体。Google之所以把它命名为“神经系统”，旨在向神经生物学 中的一个经典理论致敬。这个理论指出，人类大脑颞叶皮层的某些神经元是专门用来识别面部、手等这类对象的。</text:p>
      <text:p text:style-name="Text_20_body"><text:soft-page-break/><draw:frame draw:style-name="fr1" draw:name="graphics5" text:anchor-type="as-char" svg:width="13.229cm" svg:height="8.837cm" draw:z-index="4"><draw:image xlink:href="http://ipc.chotee.com/uploads/post/7865/4ff076f8863ba.jpg" xlink:type="simple" xlink:show="embed" xlink:actuate="onLoad"/><svg:title>Google 虚拟“神经网络”系统</svg:title></draw:frame></text:p>
      <text:p text:style-name="Text_20_body">以往传统的面部识别<text:a xlink:type="simple" xlink:href="http://www.ipc.me/tag/技术" office:target-frame-name="_blank" xlink:show="new">技术</text:a>，一般都是由研究者先在计算机中通过定义识别对象的形状边缘等信息、 来“教会”计算机该对象的外观应该如何，计算机然后对包含同类信息的图片作出标识，从而达到“识别”的结果。</text:p>
      <text:p text:style-name="Text_20_body">截至目前，这个系统还不完美，但它取得的成功有目共睹。Google已经将该项目从Google X中独立出来，现在由总公司的<text:a xlink:type="simple" xlink:href="http://www.ipc.me/tag/搜索" office:target-frame-name="_blank" xlink:show="new">搜索</text:a>及商业服务小组继续引领完成。Google的目标是宏伟的，它希望能开创一种全新的算法，并将其应用于图像识别、语言识别，以及机器语言翻译等更广阔的领域。或许，将来 Google 翻译的结果不再那么“机械味”。</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深度神经网络」（deep neural network）具体是怎样工作的？ </text:h>
      <text:section text:style-name="Sect1" text:name="zh-question-detail">
        <text:p text:style-name="Standard">主要来自下面这条新闻：<text:line-break/><text:line-break/>微软研究人员在深度神经网络（deep neural network）上取得突破，<text:line-break/>使其在性能上能赶上目前最先进的语音识别技术。 <text:line-break/><text:a xlink:type="simple" xlink:href="http://software.solidot.org/article.pl?sid=11/08/29/0917205&amp;from=rss" office:target-frame-name="_blank" xlink:show="new">http://software.solidot.org/article.pl?sid=11/08/29/0917205&amp;from=rss</text:a><text:line-break/><text:soft-page-break/><text:line-break/>我只记得关于@李开复 的介绍里面说的很多用概率才能解决，包括语音识别，<text:line-break/>那么这一次是什么原理，能深入浅出地讲解吗？求讲课。。<text:line-break/><text:line-break/>Wiki 上没写那个 deep，不过我已经不大懂了，顺带链接：<text:line-break/><text:a xlink:type="simple" xlink:href="http://en.wikipedia.org/wiki/Neural_network" office:target-frame-name="_blank" xlink:show="new">http://en.wikipedia.org/wiki/Neural_network</text:a><text:line-break/>还有 Solidot 给的微软原文链接：<text:line-break/><text:a xlink:type="simple" xlink:href="https://research.microsoft.com/en-us/news/features/speechrecognition-082911.aspx" office:target-frame-name="_blank" xlink:show="new">https://research.microsoft.com/en-us/news/features/speechrecognition-082911.aspx</text:a> </text:p>
      </text:section>
      <text:section text:style-name="Sect1" text:name="zh-question-meta-wrap">
        <text:p text:style-name="Standard"><text:a xlink:type="simple" xlink:href="http://www.zhihu.com/question/19833708?group_id=15019075#" office:name="addcomment">添加评论 </text:a><text:a xlink:type="simple" xlink:href="http://www.zhihu.com/question/19833708?group_id=15019075#" office:name="share">分享 </text:a></text:p>
      </text:section>
      <text:section text:style-name="Sect1" text:name="zh-answers-filter">
        <text:p text:style-name="Standard">按票数排序 <text:a xlink:type="simple" xlink:href="http://www.zhihu.com/question/19833708?sort=created">按时间排序</text:a> </text:p>
      </text:section>
      <text:h text:style-name="Heading_20_3" text:outline-level="3"><text:bookmark text:name="zh-question-answer-num"/>4 个回答</text:h>
      <text:section text:style-name="Sect1" text:name="zh-question-answer-wrap">
        <text:h text:style-name="Heading_20_3" text:outline-level="3"><text:bookmark text:name="answer-1657279"/><draw:a xlink:type="simple" xlink:href="http://www.zhihu.com/people/hexiaoning"><draw:frame draw:style-name="fr2" draw:name="graphics6" text:anchor-type="as-char" svg:width="0.714cm" svg:height="0.714cm" draw:z-index="5"><draw:image xlink:href="http://pic3.zhimg.com/da8e974dc_s.jpg" xlink:type="simple" xlink:show="embed" xlink:actuate="onLoad"/></draw:frame></draw:a><text:a xlink:type="simple" xlink:href="http://www.zhihu.com/people/hexiaoning"> </text:a><text:a xlink:type="simple" xlink:href="http://www.zhihu.com/people/hexiaoning">何晓宁</text:a>，<text:span text:style-name="Strong_20_Emphasis">机器学习/信息检索</text:span> </text:h>
        <text:p text:style-name="P6"><text:a xlink:type="simple" xlink:href="http://www.zhihu.com/people/chen-ri-wei-59">陈日伟</text:a>、<text:a xlink:type="simple" xlink:href="http://www.zhihu.com/people/xi-yang-86-73">Xi Yang</text:a>、知乎用户 <text:a xlink:type="simple" xlink:href="javascript:;">等人赞同</text:a> </text:p>
        <text:p text:style-name="P6">多层的好处是可以用较少的参数表示复杂的函数。<text:line-break/>在 监督学习中，以前的多层神经网络的问题是容易陷入局部极值点。如果训练样本足够充分覆盖未来的样本，那么学到的多层权重可以很好的用来预测新的测试样本。 但是很多任务难以得到足够多的标记样本，在这种情况下，简单的模型，比如线性回归或者决策树往往能得到比多层神经网络更好的结果（更好的泛化性，更差的训 练误差）。<text:line-break/>非监督学习中，以往没有有效的方法构造多层网络。多层神经网络的顶层是底层特征的高级表示，比如底层是像素点，上一层的结点可能表示横 线，三角； 而顶层可能有一个结点表示人脸。一个成功的算法应该能让生成的顶层特征最大化的代表底层的样例。如果对所有层同时训练，时间复杂度会太高； 如果每次训练一层，偏差就会逐层传递。这会面临跟上面监督学习中相反的问题，会严重欠拟合。<text:line-break/><text:line-break/>2006年，hinton提出了在非监督数据上建立多层神经网络的一个有效方法，简单的说，分为两步，一是每次训练一层网络，二是调优使原始表示x向上生成的高级表示r和该高级表示r向下生成的x'尽可能一致。方法是<text:line-break/>1，首先逐层构建单层神经元，这样每次都是训练一个单层网络。<text:line-break/>2， 当所有层训练完后，hinton使用wake-sleep算法进行调优。将除最顶层的其它层间的权重变为双向的，这样最顶层仍然是一个单层神经网络，而其 它层则变为了图模型。向上的权重用于”认知“，向下的权重用于”生成“。然后使用Wake-Sleep算法调整所有的权重。让认知和生成达成一致，也就是 保证生成的最顶层表示能够尽可能正确的复原底层的结点。比如顶层的一个结点表示人脸，那么所有人脸的图像应该激活这个结点，并且这个结果向下生成的图像应 该能够表现为一个大概的人脸图像。Wake-Sleep算法分为醒(wake)和睡(sleep)两个部分。<text:line-break/>2.1，wake阶段，认知过程，通过外界的特征和向上的权重（认知权重）产生每一层的抽象表示（结点状态），并且使用梯度下降修改层间的下行权重（生成权重）。也就是“如果现实跟我想像的不一样，改变我的权重使得我想像的东西就是这样的“。<text:line-break/>2.2，sleep阶段，生成过程，通过顶层表示（醒时学得的概念）和向下权重，生成底层的状态，同时修改层间向上的权重。也就是“如果梦中的景象不是我脑中的相应概念，改变我的认知权重使得这种景象在我看来就是这个概念“。<text:line-break/><text:soft-page-break/><text:line-break/>由 于自动编码器（auto-encoder，即上面说的神经网络。广义上的自动编码器指所有的从低级表示得到高级表示，并能从高级表示生成低级表示的近似的 结构，狭义上指的是其中的一种，谷歌的猫脸识别用的）有联想功能，也就是缺失部分输入也能得到正确的编码，所以上面说的算法也可以用于有监督学习，训练时 y做为顶层网络输入的补充，应用时顶层网络生成y'。 </text:p>
        <text:p text:style-name="Text_20_body"><text:bookmark text:name="1657279-comment"/><text:a xlink:type="simple" xlink:href="http://www.zhihu.com/question/19833708/answer/16317699" office:target-frame-name="_blank" xlink:show="new">编辑于 2013-03-07</text:a> <text:a xlink:type="simple" xlink:href="http://www.zhihu.com/question/19833708?group_id=15019075#" office:name="addcomment">16 条评论</text:a> <text:a xlink:type="simple" xlink:href="http://www.zhihu.com/question/19833708?group_id=15019075#" office:name="thanks">感谢</text:a> <text:a xlink:type="simple" xlink:href="http://www.zhihu.com/question/19833708?group_id=15019075#" office:name="share">分享</text:a> <text:a xlink:type="simple" xlink:href="http://www.zhihu.com/question/19833708?group_id=15019075#" office:name="favo">收藏</text:a> • <text:a xlink:type="simple" xlink:href="http://www.zhihu.com/question/19833708?group_id=15019075#" office:name="nohelp">没有帮助</text:a> • <text:a xlink:type="simple" xlink:href="http://www.zhihu.com/question/19833708?group_id=15019075#" office:name="report">举报</text:a> </text:p>
        <text:h text:style-name="Heading_20_3" text:outline-level="3"><text:bookmark text:name="answer-3864307"/>匿名用户</text:h>
        <text:p text:style-name="P6"><text:a xlink:type="simple" xlink:href="http://www.zhihu.com/people/jia-nan-72">贾楠</text:a>、<text:a xlink:type="simple" xlink:href="http://www.zhihu.com/people/li-tai-song">李太松</text:a>、<text:a xlink:type="simple" xlink:href="http://www.zhihu.com/people/pan-ling-yue">潘凌越</text:a> <text:a xlink:type="simple" xlink:href="javascript:;">等人赞同</text:a> </text:p>
        <text:p text:style-name="P6">简单说说我对dp的理解。<text:line-break/><text:line-break/>dp 基于神经网络，神经网络简单说就是输入是训练数据，中间是隐藏节点，输出是标签。训练数据可以以一定的权重激活隐藏节点，隐藏节点激活输出标签。dp的创 造性在自编码和稀疏性，自编码是说dp把输入当作训练数据，输出还是训练数据，这样假如中间节点数比较少的话，相当于对数据起了个压缩的作用（想象输入是 文件，中间层相当于rar压缩文件，输出还是输入文件，这样只要知道中间层rar的信息，和整个模型的结构，就可以知道输入是什么了，这个就相当于压缩文 件）。另一个是稀疏性，就是说假如我想让中间节点多一点，又不想让训练过于overfit，可以加一个限制，假设每个训练数据都激活尽量少的中间层节点 （相当于模拟大脑，大脑对每个输入不可能所有神经元都起反应，肯定也是少量神经元有反应）。<text:line-break/><text:line-break/>这样训练出来的模型一是可以无监督，二是可以起到降维的作用。训练出来的模型就可以很好的表达原始数据了。这时候我们对训练好的数据再在有监督的数据上做进一步训练，就可以满足新的需求。 </text:p>
        <text:p text:style-name="Text_20_body"><text:bookmark text:name="3864307-comment"/><text:a xlink:type="simple" xlink:href="http://www.zhihu.com/question/19833708/answer/21664366" office:target-frame-name="_blank" xlink:show="new">编辑于 2014-01-15</text:a> <text:a xlink:type="simple" xlink:href="http://www.zhihu.com/question/19833708?group_id=15019075#" office:name="addcomment">添加评论</text:a> </text:p>
        <text:h text:style-name="Heading_20_3" text:outline-level="3"><text:bookmark text:name="answer-3947169"/><draw:a xlink:type="simple" xlink:href="http://www.zhihu.com/people/wu-yu-msra"><draw:frame draw:style-name="fr2" draw:name="graphics7" text:anchor-type="as-char" svg:width="0.714cm" svg:height="0.714cm" draw:z-index="6"><draw:image xlink:href="http://pic4.zhimg.com/bad828222_s.jpg" xlink:type="simple" xlink:show="embed" xlink:actuate="onLoad"/></draw:frame></draw:a><text:a xlink:type="simple" xlink:href="http://www.zhihu.com/people/wu-yu-msra"> </text:a><text:a xlink:type="simple" xlink:href="http://www.zhihu.com/people/wu-yu-msra">吴俣</text:a>，<text:span text:style-name="Strong_20_Emphasis">北航微软联合培养博士生</text:span> </text:h>
        <text:p text:style-name="P6"><text:a xlink:type="simple" xlink:href="http://www.zhihu.com/people/hai-hai-pi">嗨嗨皮</text:a>、<text:a xlink:type="simple" xlink:href="http://www.zhihu.com/people/liang-meng-xing">梁孟醒</text:a>、<text:a xlink:type="simple" xlink:href="http://www.zhihu.com/people/tobycc">tobycc</text:a> <text:a xlink:type="simple" xlink:href="javascript:;">等人赞同</text:a> </text:p>
        <text:p text:style-name="P6">我不是研究这方面的，我只提一点点我的理解，十分浅薄，希望楼主见谅！<text:line-break/>先说最基础的结构<text:soft-page-break/><draw:frame draw:style-name="fr1" draw:name="graphics8" text:anchor-type="as-char" svg:width="15.452cm" svg:height="8.678cm" draw:z-index="7"><draw:image xlink:href="http://pic1.zhimg.com/579f28cf37f071f2055dd58ac7392177_b.jpg" xlink:type="simple" xlink:show="embed" xlink:actuate="onLoad"/></draw:frame><text:line-break/>第一层是输入，input 之后好多就是隐藏的层，再之后就是输出啦。<text:line-break/>那每一个节点的值怎么确定呢？<text:line-break/>就是依靠他前面所有节点线性组合之后，再将这个值作用到他自己的函数上。例如第二层的某个点<draw:frame draw:style-name="fr1" draw:name="graphics9" text:anchor-type="as-char" svg:width="3.757cm" svg:height="0.476cm" draw:z-index="8"><draw:image xlink:href="http://zhihu.com/equation?tex=y_%7B2i%7D%3Df%28+%5CSigma+x_%7B1i%7Dw_%7B1i%7D+%2Bb%29" xlink:type="simple" xlink:show="embed" xlink:actuate="onLoad"/><svg:title>y_{2i}=f( \Sigma x_{1i}w_{1i} +b)</svg:title></draw:frame><text:line-break/>参数都是学习出来的，f用什么也是自选的<text:line-break/><text:line-break/>上个例子：<text:line-break/><draw:frame draw:style-name="fr1" draw:name="graphics10" text:anchor-type="as-char" svg:width="15.452cm" svg:height="8.652cm" draw:z-index="9"><draw:image xlink:href="http://pic1.zhimg.com/d9ceb751410b993d085ae3c290f64a63_b.jpg" xlink:type="simple" xlink:show="embed" xlink:actuate="onLoad"/></draw:frame><text:line-break/>参数已经训练好了是20 20 -30 <text:line-break/>然后根据每个向量x的输入 我们可以看到y的结果。<text:line-break/><text:line-break/>由于不是做DNN的所以可能有错回答的，希望大家指正~~~ </text:p>
        <text:p text:style-name="Text_20_body"><text:bookmark text:name="3947169-comment"/><text:a xlink:type="simple" xlink:href="http://www.zhihu.com/question/19833708/answer/21870482" office:target-frame-name="_blank" xlink:show="new">发布于 2014-01-23</text:a> <text:a xlink:type="simple" xlink:href="http://www.zhihu.com/question/19833708?group_id=15019075#" office:name="addcomment">8 条评论</text:a> <text:a xlink:type="simple" xlink:href="http://www.zhihu.com/question/19833708?group_id=15019075#" office:name="thanks">感谢</text:a> <text:a xlink:type="simple" xlink:href="http://www.zhihu.com/question/19833708?group_id=15019075#" office:name="share">分享</text:a> <text:a xlink:type="simple" xlink:href="http://www.zhihu.com/question/19833708?group_id=15019075#" office:name="favo">收藏</text:a> • <text:a xlink:type="simple" xlink:href="http://www.zhihu.com/question/19833708?group_id=15019075#" office:name="nohelp">没有帮助</text:a> • <text:a xlink:type="simple" xlink:href="http://www.zhihu.com/question/19833708?group_id=15019075#" office:name="report">举报</text:a> </text:p>
        <text:h text:style-name="Heading_20_3" text:outline-level="3"><text:bookmark text:name="answer-7038787"/><text:soft-page-break/><draw:a xlink:type="simple" xlink:href="http://www.zhihu.com/people/chen-xiao-long-69-49"><draw:frame draw:style-name="fr2" draw:name="graphics11" text:anchor-type="as-char" svg:width="0.714cm" svg:height="0.714cm" draw:z-index="10"><draw:image xlink:href="http://pic4.zhimg.com/68392d084_s.jpg" xlink:type="simple" xlink:show="embed" xlink:actuate="onLoad"/></draw:frame></draw:a><text:a xlink:type="simple" xlink:href="http://www.zhihu.com/people/chen-xiao-long-69-49"> </text:a><text:a xlink:type="simple" xlink:href="http://www.zhihu.com/people/chen-xiao-long-69-49">沈晓龙</text:a>，<text:span text:style-name="Strong_20_Emphasis">创业者|数据挖掘|无线定位|Python-lover|…</text:span> </text:h>
        <text:p text:style-name="P6"><text:a xlink:type="simple" xlink:href="http://www.zhihu.com/people/wang-yuan-hang-94">汪远航</text:a>、<text:a xlink:type="simple" xlink:href="http://www.zhihu.com/people/chen-xin-40-72">臣昕</text:a> 赞同 </text:p>
        <text:p text:style-name="P6">嗯，我觉得DP这种东西看起来也比较的麻烦。<text:line-break/>简单来说，首先如果你明白了所谓的perceptron[<text:a xlink:type="simple" xlink:href="http://zh.wikipedia.org/wiki/感知器" office:target-frame-name="_blank" xlink:show="new">感知器</text:a>]，那么恭喜你，明白了FP，也就是前馈式的网络结构。其实这东西就好像是kNN[<text:a xlink:type="simple" xlink:href="http://zh.wikipedia.org/wiki/最近鄰居法" office:target-frame-name="_blank" xlink:show="new">最近鄰居法</text:a>]， 只不过距离是用和分界面（分类器）点积替代了可能的欧几里得距离。而很简单，如果把perception的similarity function替换成为某些特定的kernel，或者说任意的simialrity function,那么其实就构成了大量的svm的逻辑了。</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17:44:20</meta:creation-date>
    <dc:date>2014-08-25T18:10:43</dc:date>
    <meta:editing-duration>P0D</meta:editing-duration>
    <meta:editing-cycles>3</meta:editing-cycles>
    <meta:generator>LibreOffice/3.5$Linux_X86_64 LibreOffice_project/350m1$Build-2</meta:generator>
    <meta:document-statistic meta:table-count="0" meta:image-count="11" meta:object-count="0" meta:page-count="11" meta:paragraph-count="60" meta:word-count="2077" meta:character-count="6594" meta:non-whitespace-character-count="7071"/>
  </office:meta>
</office:document-meta>
</file>